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&gt; use test</text:p>
      <text:p text:style-name="Preformatted_20_Text">switched to db test</text:p>
      <text:p text:style-name="Preformatted_20_Text"></text:p>
      <text:p text:style-name="Preformatted_20_Text">&gt; db.createCollection("Product");</text:p>
      <text:p text:style-name="Preformatted_20_Text">{ "ok" : 1 }</text:p>
      <text:p text:style-name="Preformatted_20_Text"></text:p>
      <text:p text:style-name="Preformatted_20_Text">&gt; db.product.insert({"Name":"AC","Company":"LG","Cost":28000});</text:p>
      <text:p text:style-name="Preformatted_20_Text">WriteResult({ "nInserted" : 1 })</text:p>
      <text:p text:style-name="Preformatted_20_Text"></text:p>
      <text:p text:style-name="Preformatted_20_Text">&gt; db.product.insert({"Name":"TV","Company":"Samsung","Cost":20000});</text:p>
      <text:p text:style-name="Preformatted_20_Text">WriteResult({ "nInserted" : 1 })</text:p>
      <text:p text:style-name="Preformatted_20_Text"></text:p>
      <text:p text:style-name="Preformatted_20_Text">&gt; db.product.insert({"Name":"Fridge","Company":"Samsung","Cost":38000});</text:p>
      <text:p text:style-name="Preformatted_20_Text">WriteResult({ "nInserted" : 1 })</text:p>
      <text:p text:style-name="Preformatted_20_Text"></text:p>
      <text:p text:style-name="Preformatted_20_Text">&gt; db.product.insert({"Name":"Fridge","Company":"Kelvinator","Cost":35000});</text:p>
      <text:p text:style-name="Preformatted_20_Text">WriteResult({ "nInserted" : 1 })</text:p>
      <text:p text:style-name="Preformatted_20_Text"></text:p>
      <text:p text:style-name="Preformatted_20_Text">&gt; db.product.find().pretty();</text:p>
      <text:p text:style-name="Preformatted_20_Text">{</text:p>
      <text:p text:style-name="Preformatted_20_Text"><text:s text:c="8"/>"_id" : ObjectId("59e595c421108ebb2d999d22"),</text:p>
      <text:p text:style-name="Preformatted_20_Text"><text:s text:c="8"/>"Name" : "AC",</text:p>
      <text:p text:style-name="Preformatted_20_Text"><text:s text:c="8"/>"Company" : "LG",</text:p>
      <text:p text:style-name="Preformatted_20_Text"><text:s text:c="8"/>"Cost" : 28000</text:p>
      <text:p text:style-name="Preformatted_20_Text">}</text:p>
      <text:p text:style-name="Preformatted_20_Text">{</text:p>
      <text:p text:style-name="Preformatted_20_Text"><text:s text:c="8"/>"_id" : ObjectId("59e595d821108ebb2d999d23"),</text:p>
      <text:p text:style-name="Preformatted_20_Text"><text:s text:c="8"/>"Name" : "TV",</text:p>
      <text:p text:style-name="Preformatted_20_Text"><text:s text:c="8"/>"Company" : "Samsung",</text:p>
      <text:p text:style-name="Preformatted_20_Text"><text:s text:c="8"/>"Cost" : 20000</text:p>
      <text:p text:style-name="Preformatted_20_Text">}</text:p>
      <text:p text:style-name="Preformatted_20_Text">{</text:p>
      <text:p text:style-name="Preformatted_20_Text"><text:s text:c="8"/>"_id" : ObjectId("59e595e921108ebb2d999d24"),</text:p>
      <text:p text:style-name="Preformatted_20_Text"><text:s text:c="8"/>"Name" : "Fridge",</text:p>
      <text:p text:style-name="Preformatted_20_Text"><text:s text:c="8"/>"Company" : "Samsung",</text:p>
      <text:p text:style-name="Preformatted_20_Text"><text:s text:c="8"/>"Cost" : 38000</text:p>
      <text:p text:style-name="Preformatted_20_Text">}</text:p>
      <text:p text:style-name="Preformatted_20_Text">{</text:p>
      <text:p text:style-name="Preformatted_20_Text"><text:s text:c="8"/>"_id" : ObjectId("59e595f921108ebb2d999d25"),</text:p>
      <text:p text:style-name="Preformatted_20_Text"><text:s text:c="8"/>"Name" : "Fridge",</text:p>
      <text:p text:style-name="Preformatted_20_Text"><text:s text:c="8"/>"Company" : "Kelvinator",</text:p>
      <text:p text:style-name="Preformatted_20_Text"><text:s text:c="8"/>"Cost" : 35000</text:p>
      <text:p text:style-name="Preformatted_20_Text">}</text:p>
      <text:p text:style-name="Preformatted_20_Text"></text:p>
      <text:p text:style-name="Preformatted_20_Text">&gt; db.product.insert({"Name":"Tablet","Company":"LG","Cost":15000});</text:p>
      <text:p text:style-name="Preformatted_20_Text">WriteResult({ "nInserted" : 1 })</text:p>
      <text:p text:style-name="Preformatted_20_Text"></text:p>
      <text:p text:style-name="Preformatted_20_Text">&gt; db.product.aggregate({'$group':{'_id':'$Company','maxprice':{'$max':'$Cost'},'</text:p>
      <text:p text:style-name="Preformatted_20_Text">minprice':{'$min':'$Cost'}}}).pretty();</text:p>
      <text:p text:style-name="Preformatted_20_Text">{ "_id" : "Samsung", "maxprice" : 38000, "minprice" : 20000 }</text:p>
      <text:p text:style-name="Preformatted_20_Text">{ "_id" : "Kelvinator", "maxprice" : 35000, "minprice" : 35000 }</text:p>
      <text:p text:style-name="Preformatted_20_Text">{ "_id" : "LG", "maxprice" : 28000, "minprice" : 15000 }</text:p>
      <text:p text:style-name="Preformatted_20_Text"></text:p>
      <text:p text:style-name="Preformatted_20_Text">&gt; db.product.find().sort({"Company":1}).pretty();</text:p>
      <text:p text:style-name="Preformatted_20_Text">{</text:p>
      <text:p text:style-name="Preformatted_20_Text"><text:s text:c="8"/>"_id" : ObjectId("59e595f921108ebb2d999d25"),</text:p>
      <text:p text:style-name="Preformatted_20_Text"><text:s text:c="8"/>"Name" : "Fridge",</text:p>
      <text:p text:style-name="Preformatted_20_Text"><text:s text:c="8"/>"Company" : "Kelvinator",</text:p>
      <text:p text:style-name="Preformatted_20_Text"><text:s text:c="8"/>"Cost" : 35000</text:p>
      <text:p text:style-name="Preformatted_20_Text">}</text:p>
      <text:p text:style-name="Preformatted_20_Text">{</text:p>
      <text:p text:style-name="Preformatted_20_Text"><text:s text:c="8"/>"_id" : ObjectId("59e595c421108ebb2d999d22"),</text:p>
      <text:p text:style-name="Preformatted_20_Text"><text:s text:c="8"/>"Name" : "AC",</text:p>
      <text:p text:style-name="Preformatted_20_Text"><text:s text:c="8"/>"Company" : "LG",</text:p>
      <text:p text:style-name="Preformatted_20_Text"><text:soft-page-break/><text:s text:c="8"/>"Cost" : 28000</text:p>
      <text:p text:style-name="Preformatted_20_Text">}</text:p>
      <text:p text:style-name="Preformatted_20_Text">{</text:p>
      <text:p text:style-name="Preformatted_20_Text"><text:s text:c="8"/>"_id" : ObjectId("59e5969221108ebb2d999d26"),</text:p>
      <text:p text:style-name="Preformatted_20_Text"><text:s text:c="8"/>"Name" : "Tablet",</text:p>
      <text:p text:style-name="Preformatted_20_Text"><text:s text:c="8"/>"Company" : "LG",</text:p>
      <text:p text:style-name="Preformatted_20_Text"><text:s text:c="8"/>"Cost" : 15000</text:p>
      <text:p text:style-name="Preformatted_20_Text">}</text:p>
      <text:p text:style-name="Preformatted_20_Text">{</text:p>
      <text:p text:style-name="Preformatted_20_Text"><text:s text:c="8"/>"_id" : ObjectId("59e595d821108ebb2d999d23"),</text:p>
      <text:p text:style-name="Preformatted_20_Text"><text:s text:c="8"/>"Name" : "TV",</text:p>
      <text:p text:style-name="Preformatted_20_Text"><text:s text:c="8"/>"Company" : "Samsung",</text:p>
      <text:p text:style-name="Preformatted_20_Text"><text:s text:c="8"/>"Cost" : 20000</text:p>
      <text:p text:style-name="Preformatted_20_Text">}</text:p>
      <text:p text:style-name="Preformatted_20_Text">{</text:p>
      <text:p text:style-name="Preformatted_20_Text"><text:s text:c="8"/>"_id" : ObjectId("59e595e921108ebb2d999d24"),</text:p>
      <text:p text:style-name="Preformatted_20_Text"><text:s text:c="8"/>"Name" : "Fridge",</text:p>
      <text:p text:style-name="Preformatted_20_Text"><text:s text:c="8"/>"Company" : "Samsung",</text:p>
      <text:p text:style-name="Preformatted_20_Text"><text:s text:c="8"/>"Cost" : 38000</text:p>
      <text:p text:style-name="Preformatted_20_Text">}</text:p>
      <text:p text:style-name="Preformatted_20_Text"></text:p>
      <text:p text:style-name="Preformatted_20_Text">&gt; db.product.find().count();</text:p>
      <text:p text:style-name="Preformatted_20_Text">5</text:p>
      <text:p text:style-name="Preformatted_20_Text"></text:p>
      <text:p text:style-name="Preformatted_20_Text">&gt; db.product.distinct("Company");</text:p>
      <text:p text:style-name="Preformatted_20_Text">[ "LG", "Samsung", "Kelvinator" ]</text:p>
      <text:p text:style-name="Preformatted_20_Text"></text:p>
      <text:p text:style-name="Preformatted_20_Text">&gt; db.product.distinct("Company").length</text:p>
      <text:p text:style-name="Preformatted_20_Text">3</text:p>
      <text:p text:style-name="Preformatted_20_Text"></text:p>
      <text:p text:style-name="Preformatted_20_Text">&gt; db.product.aggregate({'$limit':1}).pretty()</text:p>
      <text:p text:style-name="Preformatted_20_Text">{</text:p>
      <text:p text:style-name="Preformatted_20_Text"><text:s text:c="8"/>"_id" : ObjectId("59e595c421108ebb2d999d22"),</text:p>
      <text:p text:style-name="Preformatted_20_Text"><text:s text:c="8"/>"Name" : "AC",</text:p>
      <text:p text:style-name="Preformatted_20_Text"><text:s text:c="8"/>"Company" : "LG",</text:p>
      <text:p text:style-name="Preformatted_20_Text"><text:s text:c="8"/>"Cost" : 28000</text:p>
      <text:p text:style-name="Preformatted_20_Text">}</text:p>
      <text:p text:style-name="Preformatted_20_Text"></text:p>
      <text:p text:style-name="Preformatted_20_Text">&gt; db.product.aggregate({'$skip':2}).pretty()</text:p>
      <text:p text:style-name="Preformatted_20_Text">{</text:p>
      <text:p text:style-name="Preformatted_20_Text"><text:s text:c="8"/>"_id" : ObjectId("59e595e921108ebb2d999d24"),</text:p>
      <text:p text:style-name="Preformatted_20_Text"><text:s text:c="8"/>"Name" : "Fridge",</text:p>
      <text:p text:style-name="Preformatted_20_Text"><text:s text:c="8"/>"Company" : "Samsung",</text:p>
      <text:p text:style-name="Preformatted_20_Text"><text:s text:c="8"/>"Cost" : 38000</text:p>
      <text:p text:style-name="Preformatted_20_Text">}</text:p>
      <text:p text:style-name="Preformatted_20_Text">{</text:p>
      <text:p text:style-name="Preformatted_20_Text"><text:s text:c="8"/>"_id" : ObjectId("59e595f921108ebb2d999d25"),</text:p>
      <text:p text:style-name="Preformatted_20_Text"><text:s text:c="8"/>"Name" : "Fridge",</text:p>
      <text:p text:style-name="Preformatted_20_Text"><text:s text:c="8"/>"Company" : "Kelvinator",</text:p>
      <text:p text:style-name="Preformatted_20_Text"><text:s text:c="8"/>"Cost" : 35000</text:p>
      <text:p text:style-name="Preformatted_20_Text">}</text:p>
      <text:p text:style-name="Preformatted_20_Text">{</text:p>
      <text:p text:style-name="Preformatted_20_Text"><text:s text:c="8"/>"_id" : ObjectId("59e5969221108ebb2d999d26"),</text:p>
      <text:p text:style-name="Preformatted_20_Text"><text:s text:c="8"/>"Name" : "Tablet",</text:p>
      <text:p text:style-name="Preformatted_20_Text"><text:s text:c="8"/>"Company" : "LG",</text:p>
      <text:p text:style-name="Preformatted_20_Text"><text:s text:c="8"/>"Cost" : 15000</text:p>
      <text:p text:style-name="Preformatted_20_Text">}</text:p>
      <text:p text:style-name="Preformatted_20_Text"></text:p>
      <text:p text:style-name="Preformatted_20_Text">&gt; db.createCollection("Staff");</text:p>
      <text:p text:style-name="Preformatted_20_Text">{ "ok" : 1 }</text:p>
      <text:p text:style-name="Preformatted_20_Text"></text:p>
      <text:p text:style-name="Preformatted_20_Text">&gt; for(i=1;i&lt;=10;i++){db.staff.insert({sid:i,sname:'teacher'+i,age:Math.floor(Mat</text:p>
      <text:p text:style-name="Preformatted_20_Text">h.random()*120)})};</text:p>
      <text:p text:style-name="Preformatted_20_Text">WriteResult({ "nInserted" : 1 })</text:p>
      <text:p text:style-name="Preformatted_20_Text"><text:soft-page-break/></text:p>
      <text:p text:style-name="Preformatted_20_Text">&gt; db.staff.find()</text:p>
      <text:p text:style-name="Preformatted_20_Text">{ "_id" : ObjectId("59e83f09055b6a7b65a87fa2"), "sid" : 1, "sname" : "teacher1",</text:p>
      <text:p text:style-name="Preformatted_20_Text"><text:s/>"age" : 102 }</text:p>
      <text:p text:style-name="Preformatted_20_Text">{ "_id" : ObjectId("59e83f09055b6a7b65a87fa3"), "sid" : 2, "sname" : "teacher2",</text:p>
      <text:p text:style-name="Preformatted_20_Text"><text:s/>"age" : 97 }</text:p>
      <text:p text:style-name="Preformatted_20_Text">{ "_id" : ObjectId("59e83f09055b6a7b65a87fa4"), "sid" : 3, "sname" : "teacher3",</text:p>
      <text:p text:style-name="Preformatted_20_Text"><text:s/>"age" : 102 }</text:p>
      <text:p text:style-name="Preformatted_20_Text">{ "_id" : ObjectId("59e83f09055b6a7b65a87fa5"), "sid" : 4, "sname" : "teacher4",</text:p>
      <text:p text:style-name="Preformatted_20_Text"><text:s/>"age" : 81 }</text:p>
      <text:p text:style-name="Preformatted_20_Text">{ "_id" : ObjectId("59e83f09055b6a7b65a87fa6"), "sid" : 5, "sname" : "teacher5",</text:p>
      <text:p text:style-name="Preformatted_20_Text"><text:s/>"age" : 74 }</text:p>
      <text:p text:style-name="Preformatted_20_Text">{ "_id" : ObjectId("59e83f09055b6a7b65a87fa7"), "sid" : 6, "sname" : "teacher6",</text:p>
      <text:p text:style-name="Preformatted_20_Text"><text:s/>"age" : 101 }</text:p>
      <text:p text:style-name="Preformatted_20_Text">{ "_id" : ObjectId("59e83f09055b6a7b65a87fa8"), "sid" : 7, "sname" : "teacher7",</text:p>
      <text:p text:style-name="Preformatted_20_Text"><text:s/>"age" : 34 }</text:p>
      <text:p text:style-name="Preformatted_20_Text">{ "_id" : ObjectId("59e83f09055b6a7b65a87fa9"), "sid" : 8, "sname" : "teacher8",</text:p>
      <text:p text:style-name="Preformatted_20_Text"><text:s/>"age" : 88 }</text:p>
      <text:p text:style-name="Preformatted_20_Text">{ "_id" : ObjectId("59e83f09055b6a7b65a87faa"), "sid" : 9, "sname" : "teacher9",</text:p>
      <text:p text:style-name="Preformatted_20_Text"><text:s/>"age" : 18 }</text:p>
      <text:p text:style-name="Preformatted_20_Text">{ "_id" : ObjectId("59e83f09055b6a7b65a87fab"), "sid" : 10, "sname" : "teacher10</text:p>
      <text:p text:style-name="Preformatted_20_Text">", "age" : 13 }</text:p>
      <text:p text:style-name="Preformatted_20_Text"></text:p>
      <text:p text:style-name="Preformatted_20_Text">&gt; db.staff.find({"sid":2}).explain()</text:p>
      <text:p text:style-name="Preformatted_20_Text">{</text:p>
      <text:p text:style-name="Preformatted_20_Text"><text:s text:c="8"/>"cursor" : "BasicCursor",</text:p>
      <text:p text:style-name="Preformatted_20_Text"><text:s text:c="8"/>"isMultiKey" : false,</text:p>
      <text:p text:style-name="Preformatted_20_Text"><text:s text:c="8"/>"n" : 1,</text:p>
      <text:p text:style-name="Preformatted_20_Text"><text:s text:c="8"/>"nscannedObjects" : 10,</text:p>
      <text:p text:style-name="Preformatted_20_Text"><text:s text:c="8"/>"nscanned" : 10,</text:p>
      <text:p text:style-name="Preformatted_20_Text"><text:s text:c="8"/>"nscannedObjectsAllPlans" : 10,</text:p>
      <text:p text:style-name="Preformatted_20_Text"><text:s text:c="8"/>"nscannedAllPlans" : 10,</text:p>
      <text:p text:style-name="Preformatted_20_Text"><text:s text:c="8"/>"scanAndOrder" : false,</text:p>
      <text:p text:style-name="Preformatted_20_Text"><text:s text:c="8"/>"indexOnly" : false,</text:p>
      <text:p text:style-name="Preformatted_20_Text"><text:s text:c="8"/>"nYields" : 0,</text:p>
      <text:p text:style-name="Preformatted_20_Text"><text:s text:c="8"/>"nChunkSkips" : 0,</text:p>
      <text:p text:style-name="Preformatted_20_Text"><text:s text:c="8"/>"millis" : 0,</text:p>
      <text:p text:style-name="Preformatted_20_Text"><text:s text:c="8"/>"server" : "pc-PC:27017",</text:p>
      <text:p text:style-name="Preformatted_20_Text"><text:s text:c="8"/>"filterSet" : false</text:p>
      <text:p text:style-name="Preformatted_20_Text">}</text:p>
      <text:p text:style-name="Preformatted_20_Text"></text:p>
      <text:p text:style-name="Preformatted_20_Text">&gt; db.staff.ensureIndex({sname:1});</text:p>
      <text:p text:style-name="Preformatted_20_Text">{</text:p>
      <text:p text:style-name="Preformatted_20_Text"><text:s text:c="8"/>"createdCollectionAutomatically" : false,</text:p>
      <text:p text:style-name="Preformatted_20_Text"><text:s text:c="8"/>"numIndexesBefore" : 1,</text:p>
      <text:p text:style-name="Preformatted_20_Text"><text:s text:c="8"/>"numIndexesAfter" : 2,</text:p>
      <text:p text:style-name="Preformatted_20_Text"><text:s text:c="8"/>"ok" : 1</text:p>
      <text:p text:style-name="Preformatted_20_Text">}</text:p>
      <text:p text:style-name="Preformatted_20_Text"></text:p>
      <text:p text:style-name="Preformatted_20_Text">&gt; db.staff.find({"sid":2}).explain()</text:p>
      <text:p text:style-name="Preformatted_20_Text">{</text:p>
      <text:p text:style-name="Preformatted_20_Text"><text:s text:c="8"/>"cursor" : "BasicCursor",</text:p>
      <text:p text:style-name="Preformatted_20_Text"><text:s text:c="8"/>"isMultiKey" : false,</text:p>
      <text:p text:style-name="Preformatted_20_Text"><text:s text:c="8"/>"n" : 1,</text:p>
      <text:p text:style-name="Preformatted_20_Text"><text:s text:c="8"/>"nscannedObjects" : 10,</text:p>
      <text:p text:style-name="Preformatted_20_Text"><text:s text:c="8"/>"nscanned" : 10,</text:p>
      <text:p text:style-name="Preformatted_20_Text"><text:s text:c="8"/>"nscannedObjectsAllPlans" : 10,</text:p>
      <text:p text:style-name="Preformatted_20_Text"><text:s text:c="8"/>"nscannedAllPlans" : 10,</text:p>
      <text:p text:style-name="Preformatted_20_Text"><text:s text:c="8"/>"scanAndOrder" : false,</text:p>
      <text:p text:style-name="Preformatted_20_Text"><text:s text:c="8"/>"indexOnly" : false,</text:p>
      <text:p text:style-name="Preformatted_20_Text"><text:s text:c="8"/>"nYields" : 0,</text:p>
      <text:p text:style-name="Preformatted_20_Text"><text:s text:c="8"/>"nChunkSkips" : 0,</text:p>
      <text:p text:style-name="Preformatted_20_Text"><text:s text:c="8"/>"millis" : 0,</text:p>
      <text:p text:style-name="Preformatted_20_Text"><text:s text:c="8"/>"server" : "pc-PC:27017",</text:p>
      <text:p text:style-name="Preformatted_20_Text"><text:soft-page-break/><text:s text:c="8"/>"filterSet" : false</text:p>
      <text:p text:style-name="Preformatted_20_Text">}</text:p>
      <text:p text:style-name="Preformatted_20_Text"></text:p>
      <text:p text:style-name="Preformatted_20_Text">&gt; db.staff.find({sname:'teacher1'}).explain();</text:p>
      <text:p text:style-name="Preformatted_20_Text">{</text:p>
      <text:p text:style-name="Preformatted_20_Text"><text:s text:c="8"/>"cursor" : "BtreeCursor sname_1",</text:p>
      <text:p text:style-name="Preformatted_20_Text"><text:s text:c="8"/>"isMultiKey" : false,</text:p>
      <text:p text:style-name="Preformatted_20_Text"><text:s text:c="8"/>"n" : 1,</text:p>
      <text:p text:style-name="Preformatted_20_Text"><text:s text:c="8"/>"nscannedObjects" : 1,</text:p>
      <text:p text:style-name="Preformatted_20_Text"><text:s text:c="8"/>"nscanned" : 1,</text:p>
      <text:p text:style-name="Preformatted_20_Text"><text:s text:c="8"/>"nscannedObjectsAllPlans" : 1,</text:p>
      <text:p text:style-name="Preformatted_20_Text"><text:s text:c="8"/>"nscannedAllPlans" : 1,</text:p>
      <text:p text:style-name="Preformatted_20_Text"><text:s text:c="8"/>"scanAndOrder" : false,</text:p>
      <text:p text:style-name="Preformatted_20_Text"><text:s text:c="8"/>"indexOnly" : false,</text:p>
      <text:p text:style-name="Preformatted_20_Text"><text:s text:c="8"/>"nYields" : 0,</text:p>
      <text:p text:style-name="Preformatted_20_Text"><text:s text:c="8"/>"nChunkSkips" : 0,</text:p>
      <text:p text:style-name="Preformatted_20_Text"><text:s text:c="8"/>"millis" : 114,</text:p>
      <text:p text:style-name="Preformatted_20_Text"><text:s text:c="8"/>"indexBounds" : {</text:p>
      <text:p text:style-name="Preformatted_20_Text"><text:s text:c="16"/>"sname" : [</text:p>
      <text:p text:style-name="Preformatted_20_Text"><text:s text:c="24"/>[</text:p>
      <text:p text:style-name="Preformatted_20_Text"><text:s text:c="32"/>"teacher1",</text:p>
      <text:p text:style-name="Preformatted_20_Text"><text:s text:c="32"/>"teacher1"</text:p>
      <text:p text:style-name="Preformatted_20_Text"><text:s text:c="24"/>]</text:p>
      <text:p text:style-name="Preformatted_20_Text"><text:s text:c="16"/>]</text:p>
      <text:p text:style-name="Preformatted_20_Text"><text:s text:c="8"/>},</text:p>
      <text:p text:style-name="Preformatted_20_Text"><text:s text:c="8"/>"server" : "pc-PC:27017",</text:p>
      <text:p text:style-name="Preformatted_20_Text"><text:s text:c="8"/>"filterSet" : false</text:p>
      <text:p text:style-name="Preformatted_20_Text">}</text:p>
      <text:p text:style-name="Preformatted_20_Text"></text:p>
      <text:p text:style-name="Preformatted_20_Text">&gt; db.staff.find({age:40,sname:'teacher7'}).explain();</text:p>
      <text:p text:style-name="Preformatted_20_Text">{</text:p>
      <text:p text:style-name="Preformatted_20_Text"><text:s text:c="8"/>"cursor" : "BtreeCursor sname_1",</text:p>
      <text:p text:style-name="Preformatted_20_Text"><text:s text:c="8"/>"isMultiKey" : false,</text:p>
      <text:p text:style-name="Preformatted_20_Text"><text:s text:c="8"/>"n" : 0,</text:p>
      <text:p text:style-name="Preformatted_20_Text"><text:s text:c="8"/>"nscannedObjects" : 1,</text:p>
      <text:p text:style-name="Preformatted_20_Text"><text:s text:c="8"/>"nscanned" : 1,</text:p>
      <text:p text:style-name="Preformatted_20_Text"><text:s text:c="8"/>"nscannedObjectsAllPlans" : 1,</text:p>
      <text:p text:style-name="Preformatted_20_Text"><text:s text:c="8"/>"nscannedAllPlans" : 1,</text:p>
      <text:p text:style-name="Preformatted_20_Text"><text:s text:c="8"/>"scanAndOrder" : false,</text:p>
      <text:p text:style-name="Preformatted_20_Text"><text:s text:c="8"/>"indexOnly" : false,</text:p>
      <text:p text:style-name="Preformatted_20_Text"><text:s text:c="8"/>"nYields" : 0,</text:p>
      <text:p text:style-name="Preformatted_20_Text"><text:s text:c="8"/>"nChunkSkips" : 0,</text:p>
      <text:p text:style-name="Preformatted_20_Text"><text:s text:c="8"/>"millis" : 0,</text:p>
      <text:p text:style-name="Preformatted_20_Text"><text:s text:c="8"/>"indexBounds" : {</text:p>
      <text:p text:style-name="Preformatted_20_Text"><text:s text:c="16"/>"sname" : [</text:p>
      <text:p text:style-name="Preformatted_20_Text"><text:s text:c="24"/>[</text:p>
      <text:p text:style-name="Preformatted_20_Text"><text:s text:c="32"/>"teacher7",</text:p>
      <text:p text:style-name="Preformatted_20_Text"><text:s text:c="32"/>"teacher7"</text:p>
      <text:p text:style-name="Preformatted_20_Text"><text:s text:c="24"/>]</text:p>
      <text:p text:style-name="Preformatted_20_Text"><text:s text:c="16"/>]</text:p>
      <text:p text:style-name="Preformatted_20_Text"><text:s text:c="8"/>},</text:p>
      <text:p text:style-name="Preformatted_20_Text"><text:s text:c="8"/>"server" : "pc-PC:27017",</text:p>
      <text:p text:style-name="Preformatted_20_Text"><text:s text:c="8"/>"filterSet" : false</text:p>
      <text:p text:style-name="Preformatted_20_Text">}</text:p>
      <text:p text:style-name="Preformatted_20_Text">&gt; db.staff.find({age:34,sname:'teacher7'}).explain();</text:p>
      <text:p text:style-name="Preformatted_20_Text">{</text:p>
      <text:p text:style-name="Preformatted_20_Text"><text:s text:c="8"/>"cursor" : "BtreeCursor sname_1",</text:p>
      <text:p text:style-name="Preformatted_20_Text"><text:s text:c="8"/>"isMultiKey" : false,</text:p>
      <text:p text:style-name="Preformatted_20_Text"><text:s text:c="8"/>"n" : 1,</text:p>
      <text:p text:style-name="Preformatted_20_Text"><text:s text:c="8"/>"nscannedObjects" : 1,</text:p>
      <text:p text:style-name="Preformatted_20_Text"><text:s text:c="8"/>"nscanned" : 1,</text:p>
      <text:p text:style-name="Preformatted_20_Text"><text:s text:c="8"/>"nscannedObjectsAllPlans" : 1,</text:p>
      <text:p text:style-name="Preformatted_20_Text"><text:s text:c="8"/>"nscannedAllPlans" : 1,</text:p>
      <text:p text:style-name="Preformatted_20_Text"><text:s text:c="8"/>"scanAndOrder" : false,</text:p>
      <text:p text:style-name="Preformatted_20_Text"><text:soft-page-break/><text:s text:c="8"/>"indexOnly" : false,</text:p>
      <text:p text:style-name="Preformatted_20_Text"><text:s text:c="8"/>"nYields" : 0,</text:p>
      <text:p text:style-name="Preformatted_20_Text"><text:s text:c="8"/>"nChunkSkips" : 0,</text:p>
      <text:p text:style-name="Preformatted_20_Text"><text:s text:c="8"/>"millis" : 0,</text:p>
      <text:p text:style-name="Preformatted_20_Text"><text:s text:c="8"/>"indexBounds" : {</text:p>
      <text:p text:style-name="Preformatted_20_Text"><text:s text:c="16"/>"sname" : [</text:p>
      <text:p text:style-name="Preformatted_20_Text"><text:s text:c="24"/>[</text:p>
      <text:p text:style-name="Preformatted_20_Text"><text:s text:c="32"/>"teacher7",</text:p>
      <text:p text:style-name="Preformatted_20_Text"><text:s text:c="32"/>"teacher7"</text:p>
      <text:p text:style-name="Preformatted_20_Text"><text:s text:c="24"/>]</text:p>
      <text:p text:style-name="Preformatted_20_Text"><text:s text:c="16"/>]</text:p>
      <text:p text:style-name="Preformatted_20_Text"><text:s text:c="8"/>},</text:p>
      <text:p text:style-name="Preformatted_20_Text"><text:s text:c="8"/>"server" : "pc-PC:27017",</text:p>
      <text:p text:style-name="Preformatted_20_Text"><text:s text:c="8"/>"filterSet" : false</text:p>
      <text:p text:style-name="Preformatted_20_Text">}</text:p>
      <text:p text:style-name="Preformatted_20_Text"></text:p>
      <text:p text:style-name="Preformatted_20_Text"></text:p>
      <text:p text:style-name="Preformatted_20_Text">&gt; db.staff.ensureIndex({age:1,sname:1});</text:p>
      <text:p text:style-name="Preformatted_20_Text">{</text:p>
      <text:p text:style-name="Preformatted_20_Text"><text:s text:c="8"/>"createdCollectionAutomatically" : false,</text:p>
      <text:p text:style-name="Preformatted_20_Text"><text:s text:c="8"/>"numIndexesBefore" : 2,</text:p>
      <text:p text:style-name="Preformatted_20_Text"><text:s text:c="8"/>"numIndexesAfter" : 3,</text:p>
      <text:p text:style-name="Preformatted_20_Text"><text:s text:c="8"/>"ok" : 1</text:p>
      <text:p text:style-name="Preformatted_20_Text">}</text:p>
      <text:p text:style-name="Preformatted_20_Text"></text:p>
      <text:p text:style-name="Preformatted_20_Text">&gt; db.staff.find({age:34,sname:'teacher7'}).explain();</text:p>
      <text:p text:style-name="Preformatted_20_Text">{</text:p>
      <text:p text:style-name="Preformatted_20_Text"><text:s text:c="8"/>"cursor" : "BtreeCursor age_1_sname_1",</text:p>
      <text:p text:style-name="Preformatted_20_Text"><text:s text:c="8"/>"isMultiKey" : false,</text:p>
      <text:p text:style-name="Preformatted_20_Text"><text:s text:c="8"/>"n" : 1,</text:p>
      <text:p text:style-name="Preformatted_20_Text"><text:s text:c="8"/>"nscannedObjects" : 1,</text:p>
      <text:p text:style-name="Preformatted_20_Text"><text:s text:c="8"/>"nscanned" : 1,</text:p>
      <text:p text:style-name="Preformatted_20_Text"><text:s text:c="8"/>"nscannedObjectsAllPlans" : 2,</text:p>
      <text:p text:style-name="Preformatted_20_Text"><text:s text:c="8"/>"nscannedAllPlans" : 2,</text:p>
      <text:p text:style-name="Preformatted_20_Text"><text:s text:c="8"/>"scanAndOrder" : false,</text:p>
      <text:p text:style-name="Preformatted_20_Text"><text:s text:c="8"/>"indexOnly" : false,</text:p>
      <text:p text:style-name="Preformatted_20_Text"><text:s text:c="8"/>"nYields" : 0,</text:p>
      <text:p text:style-name="Preformatted_20_Text"><text:s text:c="8"/>"nChunkSkips" : 0,</text:p>
      <text:p text:style-name="Preformatted_20_Text"><text:s text:c="8"/>"millis" : 60,</text:p>
      <text:p text:style-name="Preformatted_20_Text"><text:s text:c="8"/>"indexBounds" : {</text:p>
      <text:p text:style-name="Preformatted_20_Text"><text:s text:c="16"/>"age" : [</text:p>
      <text:p text:style-name="Preformatted_20_Text"><text:s text:c="24"/>[</text:p>
      <text:p text:style-name="Preformatted_20_Text"><text:s text:c="32"/>34,</text:p>
      <text:p text:style-name="Preformatted_20_Text"><text:s text:c="32"/>34</text:p>
      <text:p text:style-name="Preformatted_20_Text"><text:s text:c="24"/>]</text:p>
      <text:p text:style-name="Preformatted_20_Text"><text:s text:c="16"/>],</text:p>
      <text:p text:style-name="Preformatted_20_Text"><text:s text:c="16"/>"sname" : [</text:p>
      <text:p text:style-name="Preformatted_20_Text"><text:s text:c="24"/>[</text:p>
      <text:p text:style-name="Preformatted_20_Text"><text:s text:c="32"/>"teacher7",</text:p>
      <text:p text:style-name="Preformatted_20_Text"><text:s text:c="32"/>"teacher7"</text:p>
      <text:p text:style-name="Preformatted_20_Text"><text:s text:c="24"/>]</text:p>
      <text:p text:style-name="Preformatted_20_Text"><text:s text:c="16"/>]</text:p>
      <text:p text:style-name="Preformatted_20_Text"><text:s text:c="8"/>},</text:p>
      <text:p text:style-name="Preformatted_20_Text"><text:s text:c="8"/>"server" : "pc-PC:27017",</text:p>
      <text:p text:style-name="Preformatted_20_Text"><text:s text:c="8"/>"filterSet" : false</text:p>
      <text:p text:style-name="Preformatted_20_Text">}</text:p>
      <text:p text:style-name="Preformatted_20_Text"></text:p>
      <text:p text:style-name="Preformatted_20_Text"></text:p>
      <text:p text:style-name="Preformatted_20_Text">&gt; db.staff.dropIndex({age:1,sname:1});</text:p>
      <text:p text:style-name="Preformatted_20_Text">{ "nIndexesWas" : 3, "ok" : 1 }</text:p>
      <text:p text:style-name="Preformatted_20_Text"></text:p>
      <text:p text:style-name="Preformatted_20_Text">&gt; db.staff.find({age:40,sname:'teacher7'}).explain();</text:p>
      <text:p text:style-name="Preformatted_20_Text">{</text:p>
      <text:p text:style-name="Preformatted_20_Text"><text:s text:c="8"/>"cursor" : "BtreeCursor sname_1",</text:p>
      <text:p text:style-name="Preformatted_20_Text"><text:soft-page-break/><text:s text:c="8"/>"isMultiKey" : false,</text:p>
      <text:p text:style-name="Preformatted_20_Text"><text:s text:c="8"/>"n" : 0,</text:p>
      <text:p text:style-name="Preformatted_20_Text"><text:s text:c="8"/>"nscannedObjects" : 1,</text:p>
      <text:p text:style-name="Preformatted_20_Text"><text:s text:c="8"/>"nscanned" : 1,</text:p>
      <text:p text:style-name="Preformatted_20_Text"><text:s text:c="8"/>"nscannedObjectsAllPlans" : 1,</text:p>
      <text:p text:style-name="Preformatted_20_Text"><text:s text:c="8"/>"nscannedAllPlans" : 1,</text:p>
      <text:p text:style-name="Preformatted_20_Text"><text:s text:c="8"/>"scanAndOrder" : false,</text:p>
      <text:p text:style-name="Preformatted_20_Text"><text:s text:c="8"/>"indexOnly" : false,</text:p>
      <text:p text:style-name="Preformatted_20_Text"><text:s text:c="8"/>"nYields" : 0,</text:p>
      <text:p text:style-name="Preformatted_20_Text"><text:s text:c="8"/>"nChunkSkips" : 0,</text:p>
      <text:p text:style-name="Preformatted_20_Text"><text:s text:c="8"/>"millis" : 0,</text:p>
      <text:p text:style-name="Preformatted_20_Text"><text:s text:c="8"/>"indexBounds" : {</text:p>
      <text:p text:style-name="Preformatted_20_Text"><text:s text:c="16"/>"sname" : [</text:p>
      <text:p text:style-name="Preformatted_20_Text"><text:s text:c="24"/>[</text:p>
      <text:p text:style-name="Preformatted_20_Text"><text:s text:c="32"/>"teacher7",</text:p>
      <text:p text:style-name="Preformatted_20_Text"><text:s text:c="32"/>"teacher7"</text:p>
      <text:p text:style-name="Preformatted_20_Text"><text:s text:c="24"/>]</text:p>
      <text:p text:style-name="Preformatted_20_Text"><text:s text:c="16"/>]</text:p>
      <text:p text:style-name="Preformatted_20_Text"><text:s text:c="8"/>},</text:p>
      <text:p text:style-name="Preformatted_20_Text"><text:s text:c="8"/>"server" : "pc-PC:27017",</text:p>
      <text:p text:style-name="Preformatted_20_Text"><text:s text:c="8"/>"filterSet" : false</text:p>
      <text:p text:style-name="Preformatted_20_Text">}</text:p>
      <text:p text:style-name="Preformatted_20_Text"></text:p>
      <text:p text:style-name="Preformatted_20_Text">&gt; db.staff.find({"sname":"teacher2"}).explain()</text:p>
      <text:p text:style-name="Preformatted_20_Text">{</text:p>
      <text:p text:style-name="Preformatted_20_Text"><text:s text:c="8"/>"cursor" : "BtreeCursor sname_1",</text:p>
      <text:p text:style-name="Preformatted_20_Text"><text:s text:c="8"/>"isMultiKey" : false,</text:p>
      <text:p text:style-name="Preformatted_20_Text"><text:s text:c="8"/>"n" : 1,</text:p>
      <text:p text:style-name="Preformatted_20_Text"><text:s text:c="8"/>"nscannedObjects" : 10,</text:p>
      <text:p text:style-name="Preformatted_20_Text"><text:s text:c="8"/>"nscanned" : 10,</text:p>
      <text:p text:style-name="Preformatted_20_Text"><text:s text:c="8"/>"nscannedObjectsAllPlans" : 10,</text:p>
      <text:p text:style-name="Preformatted_20_Text"><text:s text:c="8"/>"nscannedAllPlans" : 10,</text:p>
      <text:p text:style-name="Preformatted_20_Text"><text:s text:c="8"/>"scanAndOrder" : false,</text:p>
      <text:p text:style-name="Preformatted_20_Text"><text:s text:c="8"/>"indexOnly" : false,</text:p>
      <text:p text:style-name="Preformatted_20_Text"><text:s text:c="8"/>"nYields" : 0,</text:p>
      <text:p text:style-name="Preformatted_20_Text"><text:s text:c="8"/>"nChunkSkips" : 0,</text:p>
      <text:p text:style-name="Preformatted_20_Text"><text:s text:c="8"/>"millis" : 0,</text:p>
      <text:p text:style-name="Preformatted_20_Text"><text:s text:c="8"/>"server" : "pc-PC:27017",</text:p>
      <text:p text:style-name="Preformatted_20_Text"><text:s text:c="8"/>"filterSet" : false</text:p>
      <text:p text:style-name="Preformatted_20_Text">}</text:p>
      <text:p text:style-name="Preformatted_20_Text"></text:p>
      <text:p text:style-name="Preformatted_20_Text">&gt; db.staff.dropIndex({sname:1});</text:p>
      <text:p text:style-name="Preformatted_20_Text">{ "nIndexesWas" : 2, "ok" : 1 }</text:p>
      <text:p text:style-name="Preformatted_20_Text"></text:p>
      <text:p text:style-name="Preformatted_20_Text">&gt; db.staff.find({"sname":"teacher2"}).explain()</text:p>
      <text:p text:style-name="Preformatted_20_Text">{</text:p>
      <text:p text:style-name="Preformatted_20_Text"><text:s text:c="8"/>"cursor" : "BasicCursor",</text:p>
      <text:p text:style-name="Preformatted_20_Text"><text:s text:c="8"/>"isMultiKey" : false,</text:p>
      <text:p text:style-name="Preformatted_20_Text"><text:s text:c="8"/>"n" : 1,</text:p>
      <text:p text:style-name="Preformatted_20_Text"><text:s text:c="8"/>"nscannedObjects" : 10,</text:p>
      <text:p text:style-name="Preformatted_20_Text"><text:s text:c="8"/>"nscanned" : 10,</text:p>
      <text:p text:style-name="Preformatted_20_Text"><text:s text:c="8"/>"nscannedObjectsAllPlans" : 10,</text:p>
      <text:p text:style-name="Preformatted_20_Text"><text:s text:c="8"/>"nscannedAllPlans" : 10,</text:p>
      <text:p text:style-name="Preformatted_20_Text"><text:s text:c="8"/>"scanAndOrder" : false,</text:p>
      <text:p text:style-name="Preformatted_20_Text"><text:s text:c="8"/>"indexOnly" : false,</text:p>
      <text:p text:style-name="Preformatted_20_Text"><text:s text:c="8"/>"nYields" : 0,</text:p>
      <text:p text:style-name="Preformatted_20_Text"><text:s text:c="8"/>"nChunkSkips" : 0,</text:p>
      <text:p text:style-name="Preformatted_20_Text"><text:s text:c="8"/>"millis" : 0,</text:p>
      <text:p text:style-name="Preformatted_20_Text"><text:s text:c="8"/>"server" : "pc-PC:27017",</text:p>
      <text:p text:style-name="Preformatted_20_Text"><text:s text:c="8"/>"filterSet" : false</text:p>
      <text:p text:style-name="Preformatted_20_Text">}</text:p>
      <text:p text:style-name="Preformatted_20_Text"></text:p>
      <text:p text:style-name="Preformatted_20_Text">&gt; db.staff.ensureIndex({sname:1},{unique:1});</text:p>
      <text:p text:style-name="Preformatted_20_Text">{</text:p>
      <text:p text:style-name="Preformatted_20_Text"><text:soft-page-break/><text:s text:c="8"/>"createdCollectionAutomatically" : false,</text:p>
      <text:p text:style-name="Preformatted_20_Text"><text:s text:c="8"/>"numIndexesBefore" : 1,</text:p>
      <text:p text:style-name="Preformatted_20_Text"><text:s text:c="8"/>"numIndexesAfter" : 2,</text:p>
      <text:p text:style-name="Preformatted_20_Text"><text:s text:c="8"/>"ok" : 1</text:p>
      <text:p text:style-name="Preformatted_20_Text">}</text:p>
      <text:p text:style-name="Preformatted_20_Text"></text:p>
      <text:p text:style-name="Preformatted_20_Text">&gt; db.staff.insert({"sid" : 6, "sname" : "teacher6", "age" : 86});</text:p>
      <text:p text:style-name="Preformatted_20_Text">WriteResult({</text:p>
      <text:p text:style-name="Preformatted_20_Text"><text:s text:c="8"/>"nInserted" : 0,</text:p>
      <text:p text:style-name="Preformatted_20_Text"><text:s text:c="8"/>"writeError" : {</text:p>
      <text:p text:style-name="Preformatted_20_Text"><text:s text:c="16"/>"code" : 11000,</text:p>
      <text:p text:style-name="Preformatted_20_Text"><text:s text:c="16"/>"errmsg" : "insertDocument :: caused by :: 11000 E11000 duplicat</text:p>
      <text:p text:style-name="Preformatted_20_Text">e key error index: test.staff.$sname_1 <text:s/>dup key: { : \"teacher6\" }"</text:p>
      <text:p text:style-name="Preformatted_20_Text"><text:s text:c="8"/>}</text:p>
      <text:p text:style-name="Preformatted_20_Text">})</text:p>
      <text:p text:style-name="Preformatted_20_Text"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400" meta:word-count="1046" meta:character-count="10590" meta:non-whitespace-character-count="6982"/>
    <meta:generator>LibreOffice/6.0.5.2$Linux_X86_64 LibreOffice_project/00m0$Build-2</meta:generator>
  </office:meta>
</office:document-meta>
</file>